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16678131" text:style-name="L1">
        <text:list-item>
          <text:p text:style-name="P1">Introduction</text:p>
        </text:list-item>
        <text:list-item>
          <text:p text:style-name="P1">Contexte technologique</text:p>
        </text:list-item>
        <text:list-item>
          <text:p text:style-name="P1">Modèle page web</text:p>
          <text:list>
            <text:list-item>
              <text:p text:style-name="P1">HTML 4</text:p>
            </text:list-item>
            <text:list-item>
              <text:p text:style-name="P1">HTML 5</text:p>
            </text:list-item>
            <text:list-item>
              <text:p text:style-name="P1">ARIA</text:p>
            </text:list-item>
          </text:list>
        </text:list-item>
        <text:list-item>
          <text:p text:style-name="P1">Extraction structure</text:p>
          <text:list>
            <text:list-item>
              <text:p text:style-name="P1">Approche stochastique</text:p>
            </text:list-item>
            <text:list-item>
              <text:p text:style-name="P1">Segmentation basé sur des indices visuels</text:p>
            </text:list-item>
          </text:list>
        </text:list-item>
        <text:list-item>
          <text:p text:style-name="P1">Détection d'objets type</text:p>
          <text:list>
            <text:list-item>
              <text:p text:style-name="P1">Arbre de décision</text:p>
            </text:list-item>
            <text:list-item>
              <text:p text:style-name="P1">Pat-Tree</text:p>
            </text:list-item>
            <text:list-item>
              <text:p text:style-name="P1">Tree Mapping</text:p>
            </text:list-item>
          </text:list>
        </text:list-item>
        <text:list-item>
          <text:p text:style-name="P1">Conclusion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14T14:02:51</meta:creation-date>
    <meta:generator>LibreOffice/3.5$Linux_x86 LibreOffice_project/350m1$Build-2</meta:generator>
    <dc:date>2014-02-15T13:24:18</dc:date>
    <dc:creator>Asus </dc:creator>
    <meta:editing-duration>PT13M47S</meta:editing-duration>
    <meta:editing-cycles>4</meta:editing-cycles>
    <meta:document-statistic meta:table-count="0" meta:image-count="0" meta:object-count="0" meta:page-count="1" meta:paragraph-count="14" meta:word-count="45" meta:character-count="245" meta:non-whitespace-character-count="228"/>
  </office:meta>
</office:document-meta>
</file>